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2.04cm"/>
    </style:style>
    <style:style style:name="gr1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834cm"/>
    </style:style>
    <style:style style:name="gr15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dde2cd" draw:shadow="hidden"/>
    </style:style>
    <style:style style:name="gr1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1.081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svg:stroke-color="#000000" draw:fill="none" draw:fill-color="#ffffff" fo:min-height="2.367cm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2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22" style:family="graphic" style:parent-style-name="standard">
      <style:graphic-properties draw:stroke="none" draw:fill="none" draw:textarea-vertical-align="middle" fo:min-height="0.7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27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solid" draw:fill-color="#dde2c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7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2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1.43cm" svg:x2="7.62cm" svg:y2="15.24cm">
          <text:p/>
        </draw:line>
        <draw:line draw:style-name="gr1" draw:text-style-name="P2" draw:layer="layout" svg:x1="5.08cm" svg:y1="16.51cm" svg:x2="17.272cm" svg:y2="20.32cm">
          <text:p/>
        </draw:line>
        <draw:line draw:style-name="gr1" draw:text-style-name="P2" draw:layer="layout" svg:x1="19.05cm" svg:y1="20.32cm" svg:x2="19.05cm" svg:y2="16.51cm">
          <text:p/>
        </draw:line>
        <draw:custom-shape draw:style-name="gr2" draw:text-style-name="P4" draw:layer="layout" svg:width="2.54cm" svg:height="1.27cm" svg:x="5.08cm" svg:y="22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2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27cm" svg:x="9.652cm" svg:y="22.86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2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99cm" svg:height="1.27cm" svg:x="11.811cm" svg:y="22.86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2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13cm" svg:height="1.361cm" svg:x="2.667cm" svg:y="22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7" draw:text-style-name="P2" draw:layer="layout" svg:x1="4.064cm" svg:y1="21.59cm" svg:x2="11.811cm" svg:y2="22.86cm">
          <text:p/>
        </draw:line>
        <draw:line draw:style-name="gr7" draw:text-style-name="P2" draw:layer="layout" svg:x1="19.05cm" svg:y1="21.59cm" svg:x2="16.51cm" svg:y2="22.86cm">
          <text:p/>
        </draw:line>
        <draw:line draw:style-name="gr7" draw:text-style-name="P2" draw:layer="layout" svg:x1="5.08cm" svg:y1="19.05cm" svg:x2="4.064cm" svg:y2="20.32cm">
          <text:p/>
        </draw:line>
        <draw:line draw:style-name="gr7" draw:text-style-name="P2" draw:layer="layout" svg:x1="10.16cm" svg:y1="19.05cm" svg:x2="5.334cm" svg:y2="20.32cm">
          <text:p/>
        </draw:line>
        <draw:custom-shape draw:style-name="gr2" draw:text-style-name="P6" draw:layer="layout" svg:width="2.54cm" svg:height="1.27cm" svg:x="5.08cm" svg:y="15.24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13cm" svg:height="1.361cm" svg:x="2.54cm" svg:y="15.28cm">
          <draw:text-box>
            <text:p><text:span text:style-name="T2">NET</text:span></text:p>
          </draw:text-box>
        </draw:frame>
        <draw:custom-shape draw:style-name="gr2" draw:text-style-name="P6" draw:layer="layout" svg:width="2.54cm" svg:height="1.27cm" svg:x="16.51cm" svg:y="15.24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5.24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5.24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1.27cm" svg:x="7.62cm" svg:y="15.24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5.24cm">
          <text:p text:style-name="P3"><text:span text:style-name="T3">RFC6282</text:span></text:p>
          <text:p text:style-name="P3"><text:span text:style-name="T3">NHC</text:span><text:span text:style-name="T3"><text:line-break/></text:span><text:span text:style-name="T3">0/1 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24cm" svg:height="0.889cm" svg:x="4.953cm" svg:y="24.257cm">
          <draw:text-box>
            <text:p><text:span text:style-name="T3">*Explicit Header mode</text:span></text:p>
          </draw:text-box>
        </draw:frame>
        <draw:frame draw:style-name="gr8" draw:text-style-name="P7" draw:layer="layout" svg:width="2.413cm" svg:height="1.361cm" svg:x="2.54cm" svg:y="12.736cm">
          <draw:text-box>
            <text:p><text:span text:style-name="T2">UDP</text:span></text:p>
          </draw:text-box>
        </draw:frame>
        <draw:custom-shape draw:style-name="gr11" draw:text-style-name="P9" draw:layer="layout" svg:width="2.413cm" svg:height="1.27cm" svg:x="12.7cm" svg:y="12.7cm">
          <text:p text:style-name="P3"><text:span text:style-name="T3">RFC6282</text:span><text:span text:style-name="T3"><text:line-break/></text:span><text:span text:style-name="T3">UDP HdrType</text:span><text:span text:style-name="T3"><text:line-break/></text:span><text:span text:style-name="T3">5b1111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4cm" svg:height="1.27cm" svg:x="16.51cm" svg:y="12.7cm">
          <text:p text:style-name="P3"><text:span text:style-name="T3">Ports</text:span><text:span text:style-name="T3"><text:line-break/>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397cm" svg:height="1.27cm" svg:x="15.113cm" svg:y="12.7cm">
          <text:p text:style-name="P3"><text:span text:style-name="T3">Chksum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334cm" svg:height="2.159cm" svg:x="13.716cm" svg:y="10.16cm">
          <text:p text:style-name="P10"><text:span text:style-name="T4">Ports:</text:span></text:p>
          <text:p text:style-name="P10"><text:span text:style-name="T5">b00: 16b inline</text:span><text:span text:style-name="T5"><text:line-break/></text:span><text:span text:style-name="T5">b01: Src 16b inline, Dst 0xF0XX</text:span><text:span text:style-name="T5"><text:line-break/></text:span><text:span text:style-name="T5">b10: Src 0xF0XX, Dst 16b inline</text:span><text:span text:style-name="T5"><text:line-break/></text:span><text:span text:style-name="T5">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2.7cm" svg:y1="13.97cm" svg:x2="13.97cm" svg:y2="15.24cm">
          <text:p/>
        </draw:line>
        <draw:line draw:style-name="gr1" draw:text-style-name="P2" draw:layer="layout" svg:x1="19.05cm" svg:y1="13.97cm" svg:x2="16.51cm" svg:y2="15.24cm">
          <text:p/>
        </draw:line>
        <draw:frame draw:style-name="gr15" draw:text-style-name="P13" draw:layer="layout" svg:width="2.413cm" svg:height="1.744cm" svg:x="1.397cm" svg:y="7.493cm">
          <draw:text-box>
            <text:p text:style-name="P12"><text:span text:style-name="T6">RFC 6282</text:span><text:span text:style-name="T6"><text:line-break/></text:span><text:span text:style-name="T6"> IPv6 </text:span><text:span text:style-name="T6"><text:line-break/></text:span><text:span text:style-name="T6">LOWPAN_IPHC</text:span></text:p>
          </draw:text-box>
        </draw:frame>
        <draw:g>
          <draw:g>
            <draw:polygon draw:style-name="gr16" draw:text-style-name="P14" draw:layer="layout" svg:width="1.143cm" svg:height="1.27cm" svg:x="3.809cm" svg:y="7.729cm" svg:viewBox="0 0 1144 1271" draw:points="0,1271 1144,1271 1144,0 0,0">
              <text:p/>
            </draw:polygon>
            <draw:polygon draw:style-name="gr17" draw:text-style-name="P15" draw:layer="layout" svg:width="1.143cm" svg:height="1.27cm" svg:x="3.809cm" svg:y="7.729cm" svg:viewBox="0 0 1144 1271" draw:points="0,1271 1144,1271 1144,0 0,0">
              <text:p/>
            </draw:polygon>
          </draw:g>
          <draw:frame draw:style-name="gr18" draw:text-style-name="P13" draw:layer="layout" svg:width="1.143cm" svg:height="1.363cm" svg:x="3.809cm" svg:y="7.683cm">
            <draw:text-box>
              <text:p text:style-name="P12"><text:span text:style-name="T6">Ver</text:span><text:span text:style-name="T6"><text:line-break/></text:span><text:span text:style-name="T6"><text:line-break/></text:span><text:span text:style-name="T6">3b011</text:span></text:p>
            </draw:text-box>
          </draw:frame>
        </draw:g>
        <draw:g>
          <draw:g>
            <draw:polygon draw:style-name="gr16" draw:text-style-name="P14" draw:layer="layout" svg:width="1.523cm" svg:height="1.27cm" svg:x="6.22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6.22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363cm" svg:x="6.223cm" svg:y="7.683cm">
            <draw:text-box>
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396cm" svg:height="1.27cm" svg:x="7.747cm" svg:y="7.729cm" svg:viewBox="0 0 1397 1271" draw:points="0,1271 1397,1271 1397,0 0,0">
              <text:p/>
            </draw:polygon>
            <draw:polygon draw:style-name="gr17" draw:text-style-name="P15" draw:layer="layout" svg:width="1.396cm" svg:height="1.27cm" svg:x="7.747cm" svg:y="7.729cm" svg:viewBox="0 0 1397 1271" draw:points="0,1271 1397,1271 1397,0 0,0">
              <text:p/>
            </draw:polygon>
          </draw:g>
          <draw:frame draw:style-name="gr18" draw:text-style-name="P13" draw:layer="layout" svg:width="1.396cm" svg:height="1.363cm" svg:x="7.747cm" svg:y="7.683cm">
            <draw:text-box>
              <text:p text:style-name="P12"><text:span text:style-name="T6">HLIM</text:span><text:span text:style-name="T6"><text:line-break/></text:span><text:span text:style-name="T6">HopLmt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015cm" svg:height="1.27cm" svg:x="9.144cm" svg:y="7.729cm" svg:viewBox="0 0 1016 1271" draw:points="0,1271 1016,1271 1016,0 0,0">
              <text:p/>
            </draw:polygon>
            <draw:polygon draw:style-name="gr17" draw:text-style-name="P15" draw:layer="layout" svg:width="1.015cm" svg:height="1.27cm" svg:x="9.144cm" svg:y="7.729cm" svg:viewBox="0 0 1016 1271" draw:points="0,1271 1016,1271 1016,0 0,0">
              <text:p/>
            </draw:polygon>
          </draw:g>
          <draw:frame draw:style-name="gr18" draw:text-style-name="P13" draw:layer="layout" svg:width="1.015cm" svg:height="1.363cm" svg:x="9.144cm" svg:y="7.683cm">
            <draw:text-box>
              <text:p text:style-name="P12"><text:span text:style-name="T6">CtxId</text:span><text:span text:style-name="T6"><text:line-break/></text:span><text:span text:style-name="T6">Ext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2.031cm" svg:height="1.27cm" svg:x="11.811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1.811cm" svg:y="7.729cm" svg:viewBox="0 0 2032 1271" draw:points="0,1271 2032,1271 2032,0 0,0">
              <text:p/>
            </draw:polygon>
          </draw:g>
          <draw:frame draw:style-name="gr18" draw:text-style-name="P13" draw:layer="layout" svg:width="2.03cm" svg:height="1.363cm" svg:x="11.811cm" svg:y="7.683cm">
            <draw:text-box>
              <text:p text:style-name="P12"><text:span text:style-name="T6">SAM</text:span><text:span text:style-name="T6"><text:line-break/></text:span><text:span text:style-name="T6">SrcAddr 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2.031cm" svg:height="1.27cm" svg:x="17.018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7.018cm" svg:y="7.729cm" svg:viewBox="0 0 2032 1271" draw:points="0,1271 2032,1271 2032,0 0,0">
              <text:p/>
            </draw:polygon>
          </draw:g>
          <draw:frame draw:style-name="gr18" draw:text-style-name="P13" draw:layer="layout" svg:width="2.031cm" svg:height="1.363cm" svg:x="17.018cm" svg:y="7.683cm">
            <draw:text-box>
              <text:p text:style-name="P12"><text:span text:style-name="T6">DAM</text:span><text:span text:style-name="T6"><text:line-break/></text:span><text:span text:style-name="T6">DstAddr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269cm" svg:height="1.27cm" svg:x="4.953cm" svg:y="7.729cm" svg:viewBox="0 0 1270 1271" draw:points="0,1271 1270,1271 1270,0 0,0">
              <text:p/>
            </draw:polygon>
            <draw:polygon draw:style-name="gr17" draw:text-style-name="P15" draw:layer="layout" svg:width="1.269cm" svg:height="1.27cm" svg:x="4.953cm" svg:y="7.729cm" svg:viewBox="0 0 1270 1271" draw:points="0,1271 1270,1271 1270,0 0,0">
              <text:p/>
            </draw:polygon>
          </draw:g>
          <draw:frame draw:style-name="gr18" draw:text-style-name="P13" draw:layer="layout" svg:width="1.268cm" svg:height="1.363cm" svg:x="4.953cm" svg:y="7.683cm">
            <draw:text-box>
              <text:p text:style-name="P12"><text:span text:style-name="T6">TF</text:span><text:span text:style-name="T6"><text:line-break/></text:span><text:span text:style-name="T6">TrfcFlo: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65cm" svg:height="1.27cm" svg:x="10.16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0.16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363cm" svg:x="10.16cm" svg:y="7.683cm">
            <draw:text-box>
              <text:p text:style-name="P12"><text:span text:style-name="T6">SrcAddr</text:span><text:span text:style-name="T6"><text:line-break/></text:span><text:span text:style-name="T6">CmprsTyp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65cm" svg:height="1.27cm" svg:x="15.367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5.367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363cm" svg:x="15.367cm" svg:y="7.683cm">
            <draw:text-box>
              <text:p text:style-name="P12"><text:span text:style-name="T6">DstAddr</text:span><text:span text:style-name="T6"><text:line-break/></text:span><text:span text:style-name="T6">CmprsTyp 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523cm" svg:height="1.27cm" svg:x="13.84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13.84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363cm" svg:x="13.843cm" svg:y="7.683cm">
            <draw:text-box>
              <text:p text:style-name="P12"><text:span text:style-name="T6">Mcst</text:span><text:span text:style-name="T6"><text:line-break/></text:span><text:span text:style-name="T6">Cmprsd? </text:span><text:span text:style-name="T6"><text:line-break/></text:span><text:span text:style-name="T6">1 b</text:span></text:p>
            </draw:text-box>
          </draw:frame>
        </draw:g>
        <draw:line draw:style-name="gr1" draw:text-style-name="P1" draw:layer="layout" svg:x1="3.81cm" svg:y1="11.43cm" svg:x2="5.08cm" svg:y2="15.24cm">
          <text:p/>
        </draw:line>
        <draw:frame draw:style-name="gr19" draw:text-style-name="P16" draw:layer="layout" svg:width="15.24cm" svg:height="2.617cm" svg:x="3.81cm" svg:y="2.54cm">
          <draw:text-box>
            <text:p><text:span text:style-name="T7">APv6 Stack Overview</text:span><text:span text:style-name="T7"><text:line-break/></text:span><text:span text:style-name="T8">draft 1.2</text:span><text:span text:style-name="T8"><text:tab/></text:span><text:span text:style-name="T8"><text:tab/></text:span><text:span text:style-name="T8">2018/07/29</text:span><text:span text:style-name="T8"><text:line-break/></text:span><text:span text:style-name="T8">Dean Hall dean.kc4ksu@gmail.com</text:span></text:p>
          </draw:text-box>
        </draw:frame>
        <draw:frame draw:style-name="gr8" draw:text-style-name="P7" draw:layer="layout" svg:width="2.413cm" svg:height="1.361cm" svg:x="1.524cm" svg:y="20.369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g>
          <draw:custom-shape draw:style-name="gr9" draw:text-style-name="P4" draw:layer="layout" svg:width="1.27cm" svg:height="1.27cm" svg:x="4.064cm" svg:y="20.32cm">
            <text:p text:style-name="P3"><text:span text:style-name="T1">Fctl</text:span><text:span text:style-name="T1"><text:line-break/></text:span><text:span text:style-name="T1">1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1.524cm" svg:height="1.27cm" svg:x="8.89cm" svg:y="20.32cm">
            <text:p text:style-name="P3"><text:span text:style-name="T1">ExtTyp</text:span><text:span text:style-name="T1"><text:line-break/></text:span><text:span text:style-name="T1">0/1 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27cm" svg:height="1.27cm" svg:x="13.97cm" svg:y="20.32cm">
            <text:p text:style-name="P3"><text:span text:style-name="T1">IEs</text:span><text:span text:style-name="T1"><text:line-break/></text:span><text:span text:style-name="T1">0+ B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1.778cm" svg:height="1.27cm" svg:x="17.272cm" svg:y="20.32cm">
            <text:p text:style-name="P3"><text:span text:style-name="T1">Payld</text:span><text:span text:style-name="T1"><text:line-break/></text:span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032cm" svg:height="1.27cm" svg:x="11.938cm" svg:y="20.32cm">
            <text:p text:style-name="P3"><text:span text:style-name="T1">DstAddr</text:span><text:span text:style-name="T1"><text:line-break/></text:span><text:span text:style-name="T1">0/2/8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1.524cm" svg:height="1.27cm" svg:x="10.414cm" svg:y="20.32cm">
            <text:p text:style-name="P3"><text:span text:style-name="T1">NetId</text:span><text:span text:style-name="T1"><text:line-break/></text:span><text:span text:style-name="T1">0/2 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032cm" svg:height="1.27cm" svg:x="15.24cm" svg:y="20.32cm">
            <text:p text:style-name="P3"><text:span text:style-name="T1">SrcAddr</text:span><text:span text:style-name="T1"><text:line-break/></text:span><text:span text:style-name="T1">0/2/8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1.524cm" svg:height="1.27cm" svg:x="5.334cm" svg:y="20.32cm">
            <text:p text:style-name="P3"><text:span text:style-name="T1">VerSq</text:span><text:span text:style-name="T1"><text:line-break/></text:span><text:span text:style-name="T1">0/1 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032cm" svg:height="1.27cm" svg:x="6.858cm" svg:y="20.32cm">
            <text:p text:style-name="P3"><text:span text:style-name="T1">ResAddr</text:span><text:span text:style-name="T1"><text:line-break/></text:span><text:span text:style-name="T1">0/2/8 B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3" draw:layer="layout" svg:width="2.413cm" svg:height="1.744cm" svg:x="1.397cm" svg:y="9.906cm">
          <draw:text-box>
            <text:p text:style-name="P12"><text:span text:style-name="T6">APv6 </text:span><text:span text:style-name="T6"><text:line-break/></text:span><text:span text:style-name="T6">IPHC</text:span></text:p>
          </draw:text-box>
        </draw:frame>
        <draw:frame draw:style-name="gr22" draw:text-style-name="P13" draw:layer="layout" svg:width="2.413cm" svg:height="0.982cm" svg:x="1.397cm" svg:y="8.861cm">
          <draw:text-box>
            <text:p text:style-name="P12"><text:span text:style-name="T6">Assumed values</text:span></text:p>
          </draw:text-box>
        </draw:frame>
        <draw:frame draw:style-name="gr23" draw:text-style-name="P18" draw:layer="layout" svg:width="15.24cm" svg:height="0.635cm" svg:x="3.81cm" svg:y="9.017cm">
          <draw:text-box>
            <text:p text:style-name="P17"><text:span text:style-name="T6"><text:s text:c="19"/></text:span><text:span text:style-name="T6">0 <text:s text:c="48"/>0 <text:s text:c="14"/>0 <text:s text:c="42"/>0 <text:s text:c="17"/>0 </text:span></text:p>
          </draw:text-box>
        </draw:frame>
        <draw:g>
          <draw:g>
            <draw:g>
              <draw:polygon draw:style-name="gr16" draw:text-style-name="P14" draw:layer="layout" svg:width="1.143cm" svg:height="1.27cm" svg:x="3.809cm" svg:y="10.142cm" svg:viewBox="0 0 1144 1271" draw:points="0,1271 1144,1271 1144,0 0,0">
                <text:p/>
              </draw:polygon>
              <draw:polygon draw:style-name="gr17" draw:text-style-name="P15" draw:layer="layout" svg:width="1.143cm" svg:height="1.27cm" svg:x="3.809cm" svg:y="10.142cm" svg:viewBox="0 0 1144 1271" draw:points="0,1271 1144,1271 1144,0 0,0">
                <text:p/>
              </draw:polygon>
            </draw:g>
            <draw:frame draw:style-name="gr18" draw:text-style-name="P13" draw:layer="layout" svg:width="1.143cm" svg:height="1.363cm" svg:x="3.809cm" svg:y="10.096cm">
              <draw:text-box>
                <text:p text:style-name="P12"><text:span text:style-name="T6">Ver</text:span><text:span text:style-name="T6"><text:line-break/></text:span><text:span text:style-name="T6"><text:line-break/></text:span><text:span text:style-name="T6">3b110</text:span></text:p>
              </draw:text-box>
            </draw:frame>
          </draw:g>
          <draw:g>
            <draw:g>
              <draw:polygon draw:style-name="gr16" draw:text-style-name="P14" draw:layer="layout" svg:width="1.523cm" svg:height="1.27cm" svg:x="4.923cm" svg:y="10.142cm" svg:viewBox="0 0 1524 1271" draw:points="0,1271 1524,1271 1524,0 0,0">
                <text:p/>
              </draw:polygon>
              <draw:polygon draw:style-name="gr17" draw:text-style-name="P15" draw:layer="layout" svg:width="1.523cm" svg:height="1.27cm" svg:x="4.923cm" svg:y="10.142cm" svg:viewBox="0 0 1524 1271" draw:points="0,1271 1524,1271 1524,0 0,0">
                <text:p/>
              </draw:polygon>
            </draw:g>
            <draw:frame draw:style-name="gr18" draw:text-style-name="P13" draw:layer="layout" svg:width="1.523cm" svg:height="1.363cm" svg:x="4.923cm" svg:y="10.096cm">
              <draw:text-box>
  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96cm" svg:height="1.27cm" svg:x="6.447cm" svg:y="10.142cm" svg:viewBox="0 0 1397 1271" draw:points="0,1271 1397,1271 1397,0 0,0">
                <text:p/>
              </draw:polygon>
              <draw:polygon draw:style-name="gr17" draw:text-style-name="P15" draw:layer="layout" svg:width="1.396cm" svg:height="1.27cm" svg:x="6.447cm" svg:y="10.142cm" svg:viewBox="0 0 1397 1271" draw:points="0,1271 1397,1271 1397,0 0,0">
                <text:p/>
              </draw:polygon>
            </draw:g>
            <draw:frame draw:style-name="gr18" draw:text-style-name="P13" draw:layer="layout" svg:width="1.396cm" svg:height="1.363cm" svg:x="6.447cm" svg:y="10.096cm">
              <draw:text-box>
                <text:p text:style-name="P12"><text:span text:style-name="T6">Hop</text:span><text:span text:style-name="T6"><text:line-break/></text:span><text:span text:style-name="T6">Lmt</text:span><text:span text:style-name="T6"><text:line-break/></text:span><text:span text:style-name="T6">2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7.811cm" svg:y="10.142cm" svg:viewBox="0 0 1333 1271" draw:points="0,1271 1333,1271 1333,0 0,0">
                <text:p/>
              </draw:polygon>
              <draw:polygon draw:style-name="gr17" draw:text-style-name="P15" draw:layer="layout" svg:width="1.332cm" svg:height="1.27cm" svg:x="7.811cm" svg:y="10.142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363cm" svg:x="7.811cm" svg:y="10.096cm">
              <draw:text-box>
                <text:p text:style-name="P12"><text:span text:style-name="T6">SrcAddr</text:span><text:span text:style-name="T6"><text:line-break/></text:span><text:span text:style-name="T6"> Mode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9.112cm" svg:y="10.143cm" svg:viewBox="0 0 1333 1271" draw:points="0,1271 1333,1271 1333,0 0,0">
                <text:p/>
              </draw:polygon>
              <draw:polygon draw:style-name="gr17" draw:text-style-name="P15" draw:layer="layout" svg:width="1.332cm" svg:height="1.27cm" svg:x="9.112cm" svg:y="10.143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363cm" svg:x="9.112cm" svg:y="10.097cm">
              <draw:text-box>
                <text:p text:style-name="P12"><text:span text:style-name="T6">DstAddr Mode</text:span><text:span text:style-name="T6"><text:line-break/></text:span><text:span text:style-name="T6">1 b</text:span></text:p>
              </draw:text-box>
            </draw:frame>
          </draw:g>
        </draw:g>
        <draw:frame draw:style-name="gr24" draw:text-style-name="P20" draw:layer="layout" svg:width="2.667cm" svg:height="1.165cm" svg:x="2.413cm" svg:y="17.907cm">
          <draw:text-box>
            <text:p text:style-name="P19"><text:span text:style-name="T9">Fctl field:</text:span></text:p>
          </draw:text-box>
        </draw:frame>
        <draw:custom-shape draw:style-name="gr25" draw:text-style-name="P9" draw:layer="layout" svg:width="1.27cm" svg:height="1.27cm" svg:x="5.08cm" svg:y="17.78cm">
          <text:p text:style-name="P3"><text:span text:style-name="T3">Type</text:span><text:span text:style-name="T3"><text:line-break/></text:span><text:span text:style-name="T3">NET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635cm" svg:height="1.27cm" svg:x="6.35cm" svg:y="17.78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6.985cm" svg:y="17.78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7.62cm" svg:y="17.78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255cm" svg:y="17.78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89cm" svg:y="17.78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9.525cm" svg:y="17.78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6" draw:text-style-name="P14" draw:layer="layout" svg:width="2.412cm" svg:height="2.099cm" svg:x="6.477cm" svg:y="11.894cm" svg:viewBox="0 0 2413 2100" draw:points="0,2100 2413,2100 2413,0 0,0">
              <text:p/>
            </draw:polygon>
            <draw:polygon draw:style-name="gr17" draw:text-style-name="P15" draw:layer="layout" svg:width="2.412cm" svg:height="2.099cm" svg:x="6.477cm" svg:y="11.894cm" svg:viewBox="0 0 2413 2100" draw:points="0,2100 2413,2100 2413,0 0,0">
              <text:p/>
            </draw:polygon>
          </draw:g>
          <draw:frame draw:style-name="gr27" draw:text-style-name="P22" draw:layer="layout" svg:width="2.411cm" svg:height="2.252cm" svg:x="6.477cm" svg:y="11.818cm">
            <draw:text-box>
              <text:p text:style-name="P21"><text:span text:style-name="T10">Hop Lmt:</text:span><text:span text:style-name="T6"><text:line-break/></text:span><text:span text:style-name="T6">b00: 8b inline</text:span><text:span text:style-name="T6"><text:line-break/></text:span><text:span text:style-name="T6">b01: limit is 1</text:span><text:span text:style-name="T6"><text:line-break/></text:span><text:span text:style-name="T6">b10: limit is 64</text:span><text:span text:style-name="T6"><text:line-break/></text:span><text:span text:style-name="T6">b11: limit is 25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8-07-29T14:23:22.191838000</dc:date>
    <meta:editing-duration>PT8H58M9S</meta:editing-duration>
    <meta:editing-cycles>45</meta:editing-cycles>
    <meta:generator>LibreOffice_Vanilla/5.4.4.3$MacOSX_X86_64 LibreOffice_project/327ad42f4b641f37cf4dd9936346bc386252669a</meta:generator>
    <meta:document-statistic meta:object-count="135"/>
  </office:meta>
</office:document-meta>
</file>